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1cm" svg:height="4.4cm" svg:x="19.15cm" svg:y="7.1cm">
          <text:p text:style-name="P1">interchange protoc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2.837cm" svg:x1="23.2cm" svg:y1="11.5cm" svg:x2="7.375cm" svg:y2="11.55cm" draw:start-shape="id1" draw:start-glue-point="8" draw:end-shape="id2" draw:end-glue-point="8" svg:d="m23200 11500c0 5082-15825 5057-15825 50">
          <text:p/>
        </draw:connector>
        <draw:custom-shape draw:style-name="gr1" draw:text-style-name="P1" xml:id="id2" draw:id="id2" draw:layer="layout" svg:width="11.05cm" svg:height="4.4cm" svg:x="1.85cm" svg:y="7.15cm">
          <text:p text:style-name="P1">Work </text:p>
          <text:p text:style-name="P1">(control speed, sensor polling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114cm" svg:x1="11.282cm" svg:y1="7.794cm" svg:x2="20.336cm" svg:y2="7.744cm" draw:start-shape="id2" draw:start-glue-point="11" draw:end-shape="id1" draw:end-glue-point="5" svg:d="m11282 7794c0-3463 9054-3438 9054-50">
          <text:p/>
        </draw:connector>
        <draw:line draw:style-name="gr2" draw:text-style-name="P1" draw:layer="layout" svg:x1="6.15cm" svg:y1="1cm" svg:x2="6.1cm" svg:y2="7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17:30.59</meta:creation-date>
    <dc:date>2014-02-03T00:27:55.30</dc:date>
    <dc:creator>Florian Hisch</dc:creator>
    <meta:editing-duration>PT10M24S</meta:editing-duration>
    <meta:editing-cycles>2</meta:editing-cycles>
    <meta:generator>OpenOffice.org/3.3$Win32 OpenOffice.org_project/330m20$Build-9567</meta:generator>
    <meta:document-statistic meta:object-count="5"/>
  </office:meta>
</office:document-meta>
</file>